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./vendor/bin/drush php</text:p>
      <text:p text:style-name="Standard"/>
      <text:p text:style-name="Standard">Psy Shell v0.10.4 (PHP 7.3.24 — cli) by Justin Hileman</text:p>
      <text:p text:style-name="Standard">&gt;&gt;&gt; drupal::logger ()</text:p>
      <text:p text:style-name="Standard">TypeError: Too few arguments to function Drupal::logger(), 0 passed in Psy Shell code on line 1 and exactly 1 expected</text:p>
      <text:p text:style-name="Standard">&gt;&gt;&gt; drupal::logger ('toto')</text:p>
      <text:p text:style-name="Standard">=&gt; Drupal\Core\Logger\LoggerChannel {#7242}</text:p>
      <text:p text:style-name="Standard">&gt;&gt;&gt; $x = drupal::logger ('toto')</text:p>
      <text:p text:style-name="Standard">=&gt; Drupal\Core\Logger\LoggerChannel {#7242}</text:p>
      <text:p text:style-name="Standard">&gt;&gt;&gt; $x-&gt;</text:p>
      <text:p text:style-name="Standard">... </text:p>
      <text:p text:style-name="Standard">... </text:p>
      <text:p text:style-name="Standard">web@praeconis:~/html$ ./vendor/bin/drush php </text:p>
      <text:p text:style-name="Standard">Psy Shell v0.10.4 (PHP 7.3.24 — cli) by Justin Hileman</text:p>
      <text:p text:style-name="Standard">&gt;&gt;&gt; $x = drupal::logger ('toto')</text:p>
      <text:p text:style-name="Standard">=&gt; Drupal\Core\Logger\LoggerChannel {#7242}</text:p>
      <text:p text:style-name="Standard">&gt;&gt;&gt; $x-&gt;</text:p>
      <text:p text:style-name="Standard">addLogger <text:s text:c="7"/>debug <text:s text:c="11"/>info <text:s text:c="12"/>setCurrentUser <text:s text:c="2"/>warning <text:s text:c="8"/></text:p>
      <text:p text:style-name="Standard">alert <text:s text:c="11"/>emergency <text:s text:c="7"/>log <text:s text:c="13"/>setLoggers <text:s text:c="5"/></text:p>
      <text:p text:style-name="Standard">critical <text:s text:c="8"/>error <text:s text:c="11"/>notice <text:s text:c="10"/>setRequestStack </text:p>
      <text:p text:style-name="Standard">&gt;&gt;&gt; $x-&gt;</text:p>
      <text:p text:style-name="Standard">addLogger <text:s text:c="7"/>debug <text:s text:c="11"/>info <text:s text:c="12"/>setCurrentUser <text:s text:c="2"/>warning <text:s text:c="8"/></text:p>
      <text:p text:style-name="Standard">alert <text:s text:c="11"/>emergency <text:s text:c="7"/>log <text:s text:c="13"/>setLoggers <text:s text:c="5"/></text:p>
      <text:p text:style-name="Standard">critical <text:s text:c="8"/>error <text:s text:c="11"/>notice <text:s text:c="10"/>setRequestStack </text:p>
      <text:p text:style-name="Standard">&gt;&gt;&gt; $x-&gt;</text:p>
      <text:p text:style-name="Standard">addLogger <text:s text:c="7"/>debug <text:s text:c="11"/>info <text:s text:c="12"/>setCurrentUser <text:s text:c="2"/>warning <text:s text:c="8"/></text:p>
      <text:p text:style-name="Standard">alert <text:s text:c="11"/>emergency <text:s text:c="7"/>log <text:s text:c="13"/>setLoggers <text:s text:c="5"/></text:p>
      <text:p text:style-name="Standard">critical <text:s text:c="8"/>error <text:s text:c="11"/>notice <text:s text:c="10"/>setRequestStack </text:p>
      <text:p text:style-name="Standard">&gt;&gt;&gt; $x-&gt;alert("coucou")</text:p>
      <text:p text:style-name="Standard"><text:s/>[error] <text:s/>coucou </text:p>
      <text:p text:style-name="Standard">=&gt; null</text:p>
      <text:p text:style-name="Standard">&gt;&gt;&gt; $x-&gt;alert("coucou")</text:p>
      <text:p text:style-name="Standard"><text:s/>[error] <text:s/>coucou </text:p>
      <text:p text:style-name="Standard">=&gt; null</text:p>
      <text:p text:style-name="Standard">&gt;&gt;&gt;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4:14:52.189380519</meta:creation-date>
    <dc:date>2020-11-26T14:16:02.443838036</dc:date>
    <meta:editing-duration>PT1M10S</meta:editing-duration>
    <meta:editing-cycles>1</meta:editing-cycles>
    <meta:document-statistic meta:table-count="0" meta:image-count="0" meta:object-count="0" meta:page-count="1" meta:paragraph-count="34" meta:word-count="130" meta:character-count="1327" meta:non-whitespace-character-count="894"/>
    <meta:generator>LibreOffice/6.1.5.2$Linux_X86_64 LibreOffice_project/10$Build-2</meta:generator>
  </office:meta>
</office:document-meta>
</file>